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b466" officeooo:paragraph-rsid="0012b466"/>
    </style:style>
    <style:style style:name="P2" style:family="paragraph" style:parent-style-name="Standard" style:list-style-name="L1">
      <style:text-properties officeooo:rsid="0012b466" officeooo:paragraph-rsid="0012b466"/>
    </style:style>
    <style:style style:name="P3" style:family="paragraph" style:parent-style-name="Standard" style:list-style-name="L2">
      <style:text-properties officeooo:rsid="0012b466" officeooo:paragraph-rsid="0012b466"/>
    </style:style>
    <style:style style:name="P4" style:family="paragraph" style:parent-style-name="Standard" style:list-style-name="L2">
      <style:text-properties officeooo:rsid="0013e8c8" officeooo:paragraph-rsid="0013e8c8"/>
    </style:style>
    <style:style style:name="P5" style:family="paragraph" style:parent-style-name="Standard">
      <style:text-properties officeooo:rsid="0013e8c8" officeooo:paragraph-rsid="0013e8c8"/>
    </style:style>
    <style:style style:name="P6" style:family="paragraph" style:parent-style-name="Standard" style:list-style-name="L1">
      <style:text-properties officeooo:rsid="00140559" officeooo:paragraph-rsid="00140559"/>
    </style:style>
    <style:style style:name="P7" style:family="paragraph" style:parent-style-name="Standard" style:list-style-name="L1">
      <style:text-properties officeooo:rsid="001430ea" officeooo:paragraph-rsid="001430ea"/>
    </style:style>
    <style:style style:name="P8" style:family="paragraph" style:parent-style-name="Standard">
      <style:text-properties officeooo:rsid="0016988e" officeooo:paragraph-rsid="0016988e"/>
    </style:style>
    <style:style style:name="P9" style:family="paragraph" style:parent-style-name="Standard" style:list-style-name="L2">
      <style:text-properties officeooo:rsid="00181a60" officeooo:paragraph-rsid="00181a60"/>
    </style:style>
    <style:style style:name="P10" style:family="paragraph" style:parent-style-name="Standard">
      <style:text-properties officeooo:rsid="0018f02e" officeooo:paragraph-rsid="0018f02e"/>
    </style:style>
    <style:style style:name="P11" style:family="paragraph" style:parent-style-name="Standard" style:list-style-name="L3">
      <style:text-properties officeooo:rsid="0018f02e" officeooo:paragraph-rsid="0018f02e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2b466" officeooo:paragraph-rsid="0012b466" style:font-weight-asian="bold" style:font-weight-complex="bold"/>
    </style:style>
    <style:style style:name="P13" style:family="paragraph" style:parent-style-name="Standard" style:list-style-name="L3">
      <style:text-properties officeooo:rsid="001b6b6a" officeooo:paragraph-rsid="001b6b6a"/>
    </style:style>
    <style:style style:name="P14" style:family="paragraph" style:parent-style-name="Standard" style:list-style-name="L3">
      <style:text-properties officeooo:rsid="001cffb4" officeooo:paragraph-rsid="001cffb4"/>
    </style:style>
    <style:style style:name="T1" style:family="text">
      <style:text-properties officeooo:rsid="0015121d"/>
    </style:style>
    <style:style style:name="T2" style:family="text">
      <style:text-properties officeooo:rsid="0018297e"/>
    </style:style>
    <style:style style:name="T3" style:family="text">
      <style:text-properties officeooo:rsid="0018f02e"/>
    </style:style>
    <style:style style:name="T4" style:family="text">
      <style:text-properties officeooo:rsid="001979a3"/>
    </style:style>
    <style:style style:name="T5" style:family="text">
      <style:text-properties officeooo:rsid="001cff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Handled Locally</text:p>
      <text:list xml:id="list8037192871684906691" text:style-name="L1">
        <text:list-item>
          <text:p text:style-name="P2">User account info</text:p>
        </text:list-item>
        <text:list-item>
          <text:p text:style-name="P2">User settings</text:p>
        </text:list-item>
        <text:list-item>
          <text:p text:style-name="P6">Push notifications</text:p>
        </text:list-item>
        <text:list-item>
          <text:p text:style-name="P7">Subscriptions <text:span text:style-name="T1">(These NEED to keep updated. Otherwise notify user)</text:span></text:p>
        </text:list-item>
      </text:list>
      <text:p text:style-name="P1"/>
      <text:p text:style-name="P1"/>
      <text:p text:style-name="P12">Handled Remotely <text:span text:style-name="T4">(Needs to query an external source)</text:span></text:p>
      <text:list xml:id="list5463273166200132127" text:style-name="L2">
        <text:list-item>
          <text:p text:style-name="P3">Organized events</text:p>
        </text:list-item>
        <text:list-item>
          <text:p text:style-name="P3">Authorize user (to allow event creation)</text:p>
        </text:list-item>
        <text:list-item>
          <text:p text:style-name="P4"><text:span text:style-name="T4">HTML c</text:span>ontent</text:p>
        </text:list-item>
        <text:list-item>
          <text:p text:style-name="P4">(if implemented) remote google calendar</text:p>
        </text:list-item>
        <text:list-item>
          <text:p text:style-name="P9">Carpooling <text:span text:style-name="T2">(attached to individual events)</text:span></text:p>
        </text:list-item>
      </text:list>
      <text:p text:style-name="P5"/>
      <text:p text:style-name="P5"/>
      <text:p text:style-name="P5"/>
      <text:p text:style-name="P8">Carpool<text:span text:style-name="T3">ing</text:span></text:p>
      <text:list xml:id="list5475768955503641176" text:style-name="L3">
        <text:list-item>
          <text:p text:style-name="P11">Should people be assigned automatically?</text:p>
        </text:list-item>
        <text:list-item>
          <text:p text:style-name="P11">Should drivers choose who they want to drive?</text:p>
        </text:list-item>
        <text:list-item>
          <text:p text:style-name="P13">Should driver's specify a pickup location? <text:span text:style-name="T5">(offline maps would be cool!)</text:span></text:p>
          <text:list>
            <text:list-item>
              <text:p text:style-name="P14">This is probably best.</text:p>
            </text:list-item>
          </text:list>
        </text:list-item>
      </text:list>
      <text:p text:style-name="P8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799in" style:writing-mode="page"/>
      <style:text-properties style:use-window-font-color="true" style:font-name="Arial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30T16:19:50.804000000</meta:creation-date>
    <dc:date>2013-10-31T10:23:53.231000000</dc:date>
    <meta:editing-duration>PT18H1M44S</meta:editing-duration>
    <meta:editing-cycles>13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16" meta:word-count="88" meta:character-count="531" meta:non-whitespace-character-count="472"/>
  </office:meta>
</office:document-meta>
</file>